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onsolas" svg:font-family="Consolas"/>
    <style:font-face style:name="Courier New" svg:font-family="'Courier New'"/>
    <style:font-face style:name="Symbol" svg:font-family="Symbol"/>
    <style:font-face style:name="Wingdings" svg:font-family="Wingding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encedCode.shell">
      <style:text-properties style:text-line-through-style="none" style:text-line-through-type="none" fo:font-size="6pt" fo:font-style="normal" fo:font-weight="normal" style:font-size-asian="10pt" style:font-style-asian="normal" style:font-weight-asian="normal" style:font-size-complex="10pt"/>
    </style:style>
    <style:style style:name="P2" style:family="paragraph" style:parent-style-name="SetextHeading2" style:master-page-name="Standard">
      <style:paragraph-properties style:page-number="auto"/>
    </style:style>
    <style:style style:name="P3" style:family="paragraph" style:parent-style-name="SetextHeading2">
      <style:text-properties style:text-line-through-style="none" style:text-line-through-type="none" fo:font-size="10pt" fo:font-style="normal" fo:font-weight="normal" style:font-size-asian="14pt" style:font-style-asian="normal" style:font-weight-asian="normal" style:font-size-complex="14pt"/>
    </style:style>
    <style:style style:name="P4" style:family="paragraph" style:parent-style-name="SetextHeading2">
      <style:text-properties style:text-line-through-style="none" style:text-line-through-type="none" fo:font-style="normal" fo:font-weight="normal" style:font-style-asian="normal" style:font-weight-asian="normal"/>
    </style:style>
    <style:style style:name="P5" style:family="paragraph" style:parent-style-name="FencedCode.go">
      <style:text-properties style:text-line-through-style="none" style:text-line-through-type="none" fo:font-size="6pt" fo:font-style="normal" fo:font-weight="normal" style:font-size-asian="10pt" style:font-style-asian="normal" style:font-weight-asian="normal" style:font-size-complex="10pt"/>
    </style:style>
    <style:style style:name="P6" style:family="paragraph" style:parent-style-name="Heading_20_3">
      <style:text-properties style:text-line-through-style="none" style:text-line-through-type="none" fo:font-size="9pt" fo:font-style="normal" fo:font-weight="normal" style:font-size-asian="13pt" style:font-style-asian="normal" style:font-weight-asian="normal" style:font-size-complex="13pt"/>
    </style:style>
    <style:style style:name="P7" style:family="paragraph" style:parent-style-name="Heading_20_3">
      <style:paragraph-properties fo:text-align="center" style:justify-single-word="false"/>
      <style:text-properties style:text-line-through-style="none" style:text-line-through-type="none" fo:font-size="9pt" fo:font-style="normal" fo:font-weight="normal" style:font-size-asian="13pt" style:font-style-asian="normal" style:font-weight-asian="normal" style:font-size-complex="13pt"/>
    </style:style>
    <style:style style:name="P8" style:family="paragraph" style:parent-style-name="Heading_20_3">
      <style:paragraph-properties fo:line-height="100%" fo:text-align="center" style:justify-single-word="false"/>
      <style:text-properties style:text-line-through-style="none" style:text-line-through-type="none" fo:font-size="9pt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Heading_20_4">
      <style:text-properties style:text-line-through-style="none" style:text-line-through-type="none" fo:font-size="10pt" fo:font-style="normal" fo:font-weight="normal" style:font-size-asian="14pt" style:font-style-asian="normal" style:font-weight-asian="normal" style:font-size-complex="14pt"/>
    </style:style>
    <style:style style:name="P10" style:family="paragraph" style:parent-style-name="Normal" style:list-style-name="LS1">
      <style:text-properties style:text-line-through-style="none" style:text-line-through-type="none" fo:font-style="normal" fo:font-weight="normal" style:font-style-asian="normal" style:font-weight-asian="normal"/>
    </style:style>
    <style:style style:name="P11" style:family="paragraph" style:parent-style-name="Normal">
      <style:text-properties style:text-line-through-style="none" style:text-line-through-type="none" fo:font-size="7pt" fo:font-style="normal" fo:font-weight="normal" style:font-size-asian="11pt" style:font-style-asian="normal" style:font-weight-asian="normal" style:font-size-complex="11pt"/>
    </style:style>
    <style:style style:name="P12" style:family="paragraph" style:parent-style-name="Normal" style:list-style-name="LS1">
      <style:text-properties style:text-line-through-style="none" style:text-line-through-type="none" fo:font-size="7pt" fo:font-style="normal" fo:font-weight="normal" style:font-size-asian="11pt" style:font-style-asian="normal" style:font-weight-asian="normal" style:font-size-complex="11pt"/>
    </style:style>
    <style:style style:name="P13" style:family="paragraph">
      <loext:graphic-properties draw:fill-color="#808080"/>
    </style:style>
    <style:style style:name="T1" style:family="text">
      <style:text-properties style:text-line-through-style="none" style:text-line-through-type="none" fo:font-style="normal" fo:font-weight="normal" style:font-style-asian="normal" style:font-weight-asian="normal"/>
    </style:style>
    <style:style style:name="T2" style:family="text">
      <style:text-properties style:text-line-through-style="none" style:text-line-through-type="none" fo:font-size="12pt" fo:font-style="normal" fo:font-weight="normal" style:font-size-asian="14pt" style:font-style-asian="normal" style:font-weight-asian="normal" style:font-size-complex="14pt"/>
    </style:style>
    <style:style style:name="T3" style:family="text">
      <style:text-properties style:text-line-through-style="none" style:text-line-through-type="none" fo:font-size="9pt" fo:font-style="normal" fo:font-weight="normal" style:font-size-asian="11pt" style:font-style-asian="normal" style:font-weight-asian="normal" style:font-size-complex="11pt"/>
    </style:style>
    <style:style style:name="T4" style:family="text">
      <style:text-properties style:text-line-through-style="none" style:text-line-through-type="none" fo:font-size="8pt" fo:font-style="normal" fo:font-weight="normal" style:font-size-asian="11pt" style:font-style-asian="normal" style:font-weight-asian="normal" style:font-size-complex="11pt"/>
    </style:style>
    <style:style style:name="T5" style:family="text">
      <style:text-properties style:text-line-through-style="none" style:text-line-through-type="none" fo:font-size="10pt" fo:font-style="normal" fo:font-weight="normal" style:font-size-asian="14pt" style:font-style-asian="normal" style:font-weight-asian="normal" style:font-size-complex="14pt"/>
    </style:style>
    <style:style style:name="T6" style:family="text">
      <style:text-properties style:text-line-through-style="none" style:text-line-through-type="none" fo:font-size="7pt" fo:font-style="normal" fo:font-weight="normal" style:font-size-asian="11pt" style:font-style-asian="normal" style:font-weight-asian="normal" style:font-size-complex="11pt"/>
    </style:style>
    <style:style style:name="T7" style:family="text">
      <style:text-properties fo:font-size="9pt" style:font-size-asian="11pt" style:font-size-complex="11pt"/>
    </style:style>
    <style:style style:name="T8" style:family="text">
      <style:text-properties fo:font-size="9pt" fo:font-style="italic" style:font-size-asian="11pt" style:font-style-asian="italic" style:font-size-complex="11pt"/>
    </style:style>
    <style:style style:name="T9" style:family="text">
      <style:text-properties fo:font-size="7pt" style:font-size-asian="11pt" style:font-size-complex="11pt"/>
    </style:style>
    <style:style style:name="T10" style:family="text">
      <style:text-properties fo:font-size="7pt" fo:font-style="italic" style:font-size-asian="11pt" style:font-style-asian="italic" style:font-size-complex="11pt"/>
    </style:style>
    <style:style style:name="T11" style:family="text">
      <style:text-properties fo:font-style="italic" style:font-style-asian="italic"/>
    </style:style>
    <style:style style:name="gr1" style:family="graphic">
      <style:graphic-properties draw:stroke="none" draw:fill-color="#808080" draw:auto-grow-height="false" draw:auto-grow-width="false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5">This cheat sheet provided basic syntax and methods to help you using </text:span><text:a xlink:type="simple" xlink:href="https://golang.org/" text:style-name="Internet_20_link" text:visited-style-name="Visited_20_Internet_20_Link"><text:span text:style-name="Internet_20_link"><text:span text:style-name="Internet_20_link"><text:span text:style-name="T5">Golang</text:span></text:span></text:span></text:a><text:span text:style-name="T5">.</text:span></text:p>
      <text:p text:style-name="P3">Getting started {.cols-3}</text:p>
      <text:h text:style-name="P6" text:outline-level="3">hello.go</text:h>
      <text:p text:style-name="P5">package main<text:line-break/><text:line-break/>import "fmt"<text:line-break/><text:line-break/>func main() {<text:line-break/> <text:s text:c="3"/>fmt.Println("Hello, world!")<text:line-break/>}</text:p>
      <text:p text:style-name="P11">Run directly</text:p>
      <text:p text:style-name="P1">$ go run hello.go<text:line-break/>Hello, world!</text:p>
      <text:p text:style-name="Normal"><text:span text:style-name="T3">Or try it out in the </text:span><text:a xlink:type="simple" xlink:href="https://repl.it/languages/go" text:style-name="Internet_20_link" text:visited-style-name="Visited_20_Internet_20_Link"><text:span text:style-name="Internet_20_link"><text:span text:style-name="Internet_20_link"><text:span text:style-name="T6">Go repl</text:span></text:span></text:span></text:a></text:p>
      <text:h text:style-name="P6" text:outline-level="3">Variables</text:h>
      <text:p text:style-name="P5">var s1 string<text:line-break/>s1 = "Learn Go!"<text:line-break/><text:line-break/>// declare multiple variables at once<text:line-break/>var b, c int = 1, 2<text:line-break/>var d = true</text:p>
      <text:p text:style-name="P11">Short declaration</text:p>
      <text:p text:style-name="P5">s1 := "Learn Go!" <text:s text:c="7"/>// string<text:line-break/>b, c := 1, 2 <text:s text:c="12"/>// int<text:line-break/>d := true <text:s text:c="15"/>// bool</text:p>
      <text:p text:style-name="Normal"><text:span text:style-name="T3">See: </text:span><text:a xlink:type="simple" xlink:href="#golang-basic-types" text:style-name="Internet_20_link" text:visited-style-name="Visited_20_Internet_20_Link"><text:span text:style-name="Internet_20_link"><text:span text:style-name="Internet_20_link"><text:span text:style-name="T6">Basic types</text:span></text:span></text:span></text:a></text:p>
      <text:h text:style-name="P6" text:outline-level="3">Functions</text:h>
      <text:p text:style-name="P5">package main<text:line-break/><text:line-break/>import "fmt"<text:line-break/><text:line-break/>// The entry point of the programs<text:line-break/>func main() {<text:line-break/> <text:s text:c="3"/>fmt.Println("Hello world!")<text:line-break/> <text:s text:c="3"/>say("Hello Go!")<text:line-break/>}<text:line-break/><text:line-break/>func say(message string) {<text:line-break/> <text:s text:c="3"/>fmt.Println("You said: ", message)<text:line-break/>}</text:p>
      <text:p text:style-name="Normal"><text:span text:style-name="T3">See: </text:span><text:a xlink:type="simple" xlink:href="#golang-functions" text:style-name="Internet_20_link" text:visited-style-name="Visited_20_Internet_20_Link"><text:span text:style-name="Internet_20_link"><text:span text:style-name="Internet_20_link"><text:span text:style-name="T6">Functions</text:span></text:span></text:span></text:a></text:p>
      <text:h text:style-name="P6" text:outline-level="3">Comments</text:h>
      <text:p text:style-name="P5">// Single line comment<text:line-break/><text:line-break/>/* Multi-<text:line-break/> line comment */</text:p>
      <text:h text:style-name="P6" text:outline-level="3">If statement</text:h>
      <text:p text:style-name="P5">if true {<text:line-break/> <text:s text:c="3"/>fmt.Println("Yes!")<text:line-break/>}</text:p>
      <text:p text:style-name="Normal"><text:span text:style-name="T3">See: </text:span><text:a xlink:type="simple" xlink:href="#golang-flow-control" text:style-name="Internet_20_link" text:visited-style-name="Visited_20_Internet_20_Link"><text:span text:style-name="Internet_20_link"><text:span text:style-name="Internet_20_link"><text:span text:style-name="T6">Flow control</text:span></text:span></text:span></text:a></text:p>
      <text:p text:style-name="P3">Golang Basic types {.cols-3}</text:p>
      <text:h text:style-name="P6" text:outline-level="3">Strings</text:h>
      <text:p text:style-name="P5">s1 := "Hello" + "World"<text:line-break/><text:line-break/>s2 := `A "raw" string literal<text:line-break/>can include line breaks.`<text:line-break/><text:line-break/>// Outputs: 11<text:line-break/>fmt.Println(len(s1))<text:line-break/><text:line-break/>// Outputs: Hello<text:line-break/>fmt.Println(string(s1[0:5]))</text:p>
      <text:p text:style-name="Normal"><text:span text:style-name="T6">Strings are of type </text:span><text:span text:style-name="InlineCode"><text:span text:style-name="T6">string</text:span></text:span><text:span text:style-name="T6">.</text:span></text:p>
      <text:h text:style-name="P6" text:outline-level="3">Numbers</text:h>
      <text:p text:style-name="P5">num := 3 <text:s text:c="8"/>// int<text:line-break/>num := 3. <text:s text:c="7"/>// float64<text:line-break/>num := 3 + 4i <text:s text:c="3"/>// complex128<text:line-break/>num := byte('a') // byte (alias: uint8)<text:line-break/><text:line-break/>var u uint = 7 <text:s text:c="7"/>// uint (unsigned)<text:line-break/>var p float32 = 22.7 <text:s/>// 32-bit float</text:p>
      <text:h text:style-name="P9" text:outline-level="4">Operators</text:h>
      <text:p text:style-name="P5">x := 5<text:line-break/>x++<text:line-break/>fmt.Println("x + 4 =", x + 4)<text:line-break/>fmt.Println("x * 4 =", x * 4) </text:p>
      <text:p text:style-name="Normal"><text:span text:style-name="T3">See: </text:span><text:a xlink:type="simple" xlink:href="#golang-operators-and-punctuation" text:style-name="Internet_20_link" text:visited-style-name="Visited_20_Internet_20_Link"><text:span text:style-name="Internet_20_link"><text:span text:style-name="Internet_20_link"><text:span text:style-name="T6">More Operators</text:span></text:span></text:span></text:a></text:p>
      <text:h text:style-name="P6" text:outline-level="3">Booleans</text:h>
      <text:p text:style-name="P5">isTrue <text:s text:c="2"/>:= true<text:line-break/>isFalse <text:s/>:= false</text:p>
      <text:h text:style-name="P9" text:outline-level="4">Operators</text:h>
      <text:p text:style-name="P5">fmt.Println(true &amp;&amp; true) <text:s text:c="2"/>// true <text:line-break/>fmt.Println(true &amp;&amp; false) <text:s/>// false<text:line-break/>fmt.Println(true || true) <text:s text:c="2"/>// true<text:line-break/>fmt.Println(true || false) <text:s/>// true<text:line-break/>fmt.Println(!true) <text:s text:c="9"/>// false</text:p>
      <text:p text:style-name="Normal"><text:span text:style-name="T3">See: </text:span><text:a xlink:type="simple" xlink:href="#golang-operators-and-punctuation" text:style-name="Internet_20_link" text:visited-style-name="Visited_20_Internet_20_Link"><text:span text:style-name="Internet_20_link"><text:span text:style-name="Internet_20_link"><text:span text:style-name="T6">More Operators</text:span></text:span></text:span></text:a></text:p>
      <text:h text:style-name="P6" text:outline-level="3">Arrays {.row-span-2}</text:h>
      <text:p text:style-name="P5">┌────┬────┬────┬────┬─────┬─────┐<text:line-break/>| 2 <text:s/>| 3 <text:s/>| 5 <text:s/>| 7 <text:s/>| 11 <text:s/>| 13 <text:s/>|<text:line-break/>└────┴────┴────┴────┴─────┴─────┘<text:line-break/> <text:s/>0 <text:s text:c="3"/>1 <text:s text:c="3"/>2 <text:s text:c="3"/>3 <text:s text:c="4"/>4 <text:s text:c="4"/>5</text:p>
      <text:p text:style-name="P11"><draw:rect text:anchor-type="as-char" draw:z-index="0" draw:name="Shape2" draw:style-name="gr1" draw:text-style-name="P13" svg:width="165.11mm" svg:height="0.54mm"><text:p/></draw:rect></text:p>
      <text:p text:style-name="P5">primes := [...]int{2, 3, 5, 7, 11, 13}<text:line-break/>fmt.Println(len(primes)) // =&gt; 6<text:line-break/><text:line-break/>// Outputs: [2 3 5 7 11 13]<text:line-break/>fmt.Println(primes)<text:line-break/><text:line-break/>// Same as [:3], Outputs: [2 3 5]<text:line-break/>fmt.Println(primes[0:3])</text:p>
      <text:p text:style-name="P11"><draw:rect text:anchor-type="as-char" draw:z-index="1" draw:name="Shape3" draw:style-name="gr1" draw:text-style-name="P13" svg:width="165.11mm" svg:height="0.54mm"><text:p/></draw:rect></text:p>
      <text:p text:style-name="P5">var a [2]string<text:line-break/>a[0] = "Hello"<text:line-break/>a[1] = "World"<text:line-break/><text:line-break/>fmt.Println(a[0], a[1]) //=&gt; Hello World<text:line-break/>fmt.Println(a) <text:s text:c="2"/>// =&gt; [Hello World]</text:p>
      <text:h text:style-name="P9" text:outline-level="4">2d array</text:h>
      <text:p text:style-name="P5">var twoDimension [2][3]int<text:line-break/>for i := 0; i &lt; 2; i++ {<text:line-break/> <text:s text:c="3"/>for j := 0; j &lt; 3; j++ {<text:line-break/> <text:s text:c="7"/>twoDimension[i][j] = i + j<text:line-break/> <text:s text:c="3"/>}<text:line-break/>}<text:line-break/>// =&gt; 2d: <text:s/>[[0 1 2] [1 2 3]]<text:line-break/>fmt.Println("2d: ", twoDimension)</text:p>
      <text:h text:style-name="P6" text:outline-level="3">Pointers</text:h>
      <text:p text:style-name="P5">func main () {<text:line-break/> <text:s/>b := *getPointer()<text:line-break/> <text:s/>fmt.Println("Value is", b)<text:line-break/>}</text:p>
      <text:p text:style-name="P5">func getPointer () (myPointer *int) {<text:line-break/> <text:s/>a := 234<text:line-break/> <text:s/>return &amp;a<text:line-break/>}</text:p>
      <text:p text:style-name="P5">a := new(int)<text:line-break/>*a = 234</text:p>
      <text:p text:style-name="Normal"><text:span text:style-name="T3">See: </text:span><text:a xlink:type="simple" xlink:href="https://tour.golang.org/moretypes/1" text:style-name="Internet_20_link" text:visited-style-name="Visited_20_Internet_20_Link"><text:span text:style-name="Internet_20_link"><text:span text:style-name="Internet_20_link"><text:span text:style-name="T6">Pointers</text:span></text:span></text:span></text:a></text:p>
      <text:h text:style-name="P6" text:outline-level="3">Slices</text:h>
      <text:p text:style-name="P5">s := make([]string, 3)<text:line-break/>s[0] = "a"<text:line-break/>s[1] = "b"<text:line-break/>s = append(s, "d")<text:line-break/>s = append(s, "e", "f")<text:line-break/><text:line-break/>fmt.Println(s)<text:line-break/>fmt.Println(s[1])<text:line-break/>fmt.Println(len(s))<text:line-break/>fmt.Println(s[1:3])<text:line-break/><text:line-break/>slice := []int{2, 3, 4}</text:p>
      <text:p text:style-name="Normal"><text:span text:style-name="T3">See also: </text:span><text:a xlink:type="simple" xlink:href="https://gobyexample.com/slices" text:style-name="Internet_20_link" text:visited-style-name="Visited_20_Internet_20_Link"><text:span text:style-name="Internet_20_link"><text:span text:style-name="Internet_20_link"><text:span text:style-name="T6">Slices example</text:span></text:span></text:span></text:a></text:p>
      <text:h text:style-name="P6" text:outline-level="3">Constants</text:h>
      <text:p text:style-name="P5">const s string = "constant"<text:line-break/>const Phi = 1.618<text:line-break/>const n = 500000000<text:line-break/>const d = 3e20 / n<text:line-break/>fmt.Println(d)</text:p>
      <text:h text:style-name="P6" text:outline-level="3"><text:soft-page-break/>Type conversions</text:h>
      <text:p text:style-name="P5">i := 90<text:line-break/>f := float64(i)<text:line-break/>u := uint(i)<text:line-break/><text:line-break/>// Will be equal to the character Z<text:line-break/>s := string(i)</text:p>
      <text:h text:style-name="P9" text:outline-level="4">How to get int string?</text:h>
      <text:p text:style-name="P5">i := 90<text:line-break/><text:line-break/>// need import "strconv"<text:line-break/>s := strconv.Itoa(i)<text:line-break/>fmt.Println(s) // Outputs: 90</text:p>
      <text:p text:style-name="P3">Golang Strings {.cols-3}</text:p>
      <text:h text:style-name="P6" text:outline-level="3">Strings function</text:h>
      <text:p text:style-name="P5">package main<text:line-break/><text:line-break/>import (<text:line-break/> <text:s text:c="3"/>"fmt"<text:line-break/> <text:s text:c="3"/>s "strings"<text:line-break/>)<text:line-break/><text:line-break/>func main() {<text:line-break/> <text:s text:c="3"/>/* Need to import strings as s */<text:line-break/> <text:s text:c="3"/>fmt.Println(s.Contains("test", "e"))<text:line-break/><text:line-break/> <text:s text:c="3"/>/* Build in */<text:line-break/> <text:s text:c="3"/>fmt.Println(len("hello")) <text:s/>// =&gt; 5<text:line-break/> <text:s text:c="3"/>// Outputs: 101<text:line-break/> <text:s text:c="3"/>fmt.Println("hello"[1])<text:line-break/> <text:s text:c="3"/>// Outputs: e<text:line-break/> <text:s text:c="3"/>fmt.Println(string("hello"[1]))<text:line-break/><text:line-break/>}</text:p>
      <text:h text:style-name="P6" text:outline-level="3">fmt.Printf {.row-span-2 .col-span-2}</text:h>
      <text:p text:style-name="P5">package main<text:line-break/><text:line-break/>import (<text:line-break/> <text:s text:c="3"/>"fmt"<text:line-break/> <text:s text:c="3"/>"os"<text:line-break/>)<text:line-break/><text:line-break/>type point struct {<text:line-break/> <text:s text:c="3"/>x, y int<text:line-break/>}<text:line-break/><text:line-break/>func main() {<text:line-break/> <text:s text:c="3"/>p := point{1, 2}<text:line-break/> <text:s text:c="3"/>fmt.Printf("%v\n", p) <text:s text:c="23"/>// =&gt; {1 2}<text:line-break/> <text:s text:c="3"/>fmt.Printf("%+v\n", p) <text:s text:c="22"/>// =&gt; {x:1 y:2}<text:line-break/> <text:s text:c="3"/>fmt.Printf("%#v\n", p) <text:s text:c="22"/>// =&gt; main.point{x:1, y:2}<text:line-break/> <text:s text:c="3"/>fmt.Printf("%T\n", p) <text:s text:c="23"/>// =&gt; main.point<text:line-break/> <text:s text:c="3"/>fmt.Printf("%t\n", true) <text:s text:c="20"/>// =&gt; TRUE<text:line-break/> <text:s text:c="3"/>fmt.Printf("%d\n", 123) <text:s text:c="21"/>// =&gt; 123<text:line-break/> <text:s text:c="3"/>fmt.Printf("%b\n", 14) <text:s text:c="22"/>// =&gt; 1110<text:line-break/> <text:s text:c="3"/>fmt.Printf("%c\n", 33) <text:s text:c="22"/>// =&gt; !<text:line-break/> <text:s text:c="3"/>fmt.Printf("%x\n", 456) <text:s text:c="21"/>// =&gt; 1c8<text:line-break/> <text:s text:c="3"/>fmt.Printf("%f\n", 78.9) <text:s text:c="20"/>// =&gt; 78.9<text:line-break/> <text:s text:c="3"/>fmt.Printf("%e\n", 123400000.0) <text:s text:c="13"/>// =&gt; 1.23E+08<text:line-break/> <text:s text:c="3"/>fmt.Printf("%E\n", 123400000.0) <text:s text:c="13"/>// =&gt; 1.23E+08<text:line-break/> <text:s text:c="3"/>fmt.Printf("%s\n", "\"string\"") <text:s text:c="12"/>// =&gt; "string"<text:line-break/> <text:s text:c="3"/>fmt.Printf("%q\n", "\"string\"") <text:s text:c="12"/>// =&gt; "\"string\""<text:line-break/> <text:s text:c="3"/>fmt.Printf("%x\n", "hex this") <text:s text:c="14"/>// =&gt; 6.86578E+15<text:line-break/> <text:s text:c="3"/>fmt.Printf("%p\n", &amp;p) <text:s text:c="22"/>// =&gt; 0xc00002c040<text:line-break/> <text:s text:c="3"/>fmt.Printf("|%6d|%6d|\n", 12, 345) <text:s text:c="10"/>// =&gt; | <text:s text:c="3"/>12| <text:s text:c="2"/>345|<text:line-break/> <text:s text:c="3"/>fmt.Printf("|%6.2f|%6.2f|\n", 1.2, 3.45) <text:s text:c="4"/>// =&gt; | <text:s/>1.20| <text:s/>3.45|<text:line-break/> <text:s text:c="3"/>fmt.Printf("|%-6.2f|%-6.2f|\n", 1.2, 3.45) <text:s text:c="2"/>// =&gt; |1.20 <text:s/>|3.45 <text:s/>|<text:line-break/> <text:s text:c="3"/>fmt.Printf("|%6s|%6s|\n", "foo", "b") <text:s text:c="7"/>// =&gt; | <text:s text:c="2"/>foo| <text:s text:c="4"/>b|<text:line-break/> <text:s text:c="3"/>fmt.Printf("|%-6s|%-6s|\n", "foo", "b") <text:s text:c="5"/>// =&gt; |foo <text:s text:c="2"/>|b <text:s text:c="4"/>|<text:line-break/><text:line-break/> <text:s text:c="3"/>s := fmt.Sprintf("a %s", "string")<text:line-break/> <text:s text:c="3"/>fmt.Println(s)<text:line-break/><text:line-break/> <text:s text:c="3"/>fmt.Fprintf(os.Stderr, "an %s\n", "error")<text:line-break/>}<text:line-break/></text:p>
      <text:p text:style-name="Normal"><text:span text:style-name="T3">See also: </text:span><text:a xlink:type="simple" xlink:href="https://golang.org/pkg/fmt/" text:style-name="Internet_20_link" text:visited-style-name="Visited_20_Internet_20_Link"><text:span text:style-name="Internet_20_link"><text:span text:style-name="Internet_20_link"><text:span text:style-name="T6">fmt</text:span></text:span></text:span></text:a></text:p>
      <text:p text:style-name="P3">Golang Flow control {.cols-3}</text:p>
      <text:h text:style-name="P6" text:outline-level="3">Conditional</text:h>
      <text:p text:style-name="P5"><text:line-break/>a := 10<text:line-break/><text:line-break/>if a &gt; 20 {<text:line-break/> <text:s text:c="3"/>fmt.Println("&gt;")<text:line-break/>} else if a &lt; 20 {<text:line-break/> <text:s text:c="3"/>fmt.Println("&lt;")<text:line-break/>} else {<text:line-break/> <text:s text:c="3"/>fmt.Println("=")<text:line-break/>}</text:p>
      <text:h text:style-name="P6" text:outline-level="3">Statements in if</text:h>
      <text:p text:style-name="P5">x := "hello go!"<text:line-break/><text:line-break/>if count := len(x); count &gt; 0 {<text:line-break/> <text:s text:c="3"/>fmt.Println("Yes")<text:line-break/>}<text:line-break/></text:p>
      <text:p text:style-name="P11"/>
      <text:p text:style-name="P5"><text:line-break/>if _, err := doThing(); err != nil {<text:line-break/> <text:s text:c="3"/>fmt.Println("Uh oh")<text:line-break/>}</text:p>
      <text:h text:style-name="P6" text:outline-level="3">Switch</text:h>
      <text:p text:style-name="P5">x := 42.0<text:line-break/>switch x {<text:line-break/>case 0:<text:line-break/>case 1, 2:<text:line-break/> <text:s text:c="3"/>fmt.Println("Multiple matches")<text:line-break/>case 42: <text:s text:c="2"/>// Don't "fall through".<text:line-break/> <text:s text:c="3"/>fmt.Println("reached")<text:line-break/>case 43:<text:line-break/> <text:s text:c="3"/>fmt.Println("Unreached")<text:line-break/>default:<text:line-break/> <text:s text:c="3"/>fmt.Println("Optional")<text:line-break/>}</text:p>
      <text:p text:style-name="Normal"><text:span text:style-name="T3">See: </text:span><text:a xlink:type="simple" xlink:href="https://github.com/golang/go/wiki/Switch" text:style-name="Internet_20_link" text:visited-style-name="Visited_20_Internet_20_Link"><text:span text:style-name="Internet_20_link"><text:span text:style-name="Internet_20_link"><text:span text:style-name="T6">Switch</text:span></text:span></text:span></text:a></text:p>
      <text:h text:style-name="P6" text:outline-level="3">For loop</text:h>
      <text:p text:style-name="P5">for i := 0; i &lt;= 10; i++ {<text:line-break/> <text:s/>fmt.Println("i: ", i)<text:line-break/>}</text:p>
      <text:h text:style-name="P6" text:outline-level="3">For-Range loop</text:h>
      <text:p text:style-name="P5">nums := []int{2, 3, 4}<text:line-break/>sum := 0<text:line-break/>for _, num := range nums {<text:line-break/> <text:s text:c="3"/>sum += num<text:line-break/>}<text:line-break/>fmt.Println("sum:", sum)</text:p>
      <text:h text:style-name="P6" text:outline-level="3">While loop</text:h>
      <text:p text:style-name="P5">i := 1<text:line-break/>for i &lt;= 3 {<text:line-break/> <text:s text:c="3"/>fmt.Println(i)<text:line-break/> <text:s text:c="3"/>i++<text:line-break/>}</text:p>
      <text:h text:style-name="P6" text:outline-level="3">Continue keyword</text:h>
      <text:p text:style-name="P5">for i := 0; i &lt;= 5; i++ {<text:line-break/> <text:s text:c="3"/>if i % 2 == 0 {<text:line-break/> <text:s text:c="7"/>continue<text:line-break/> <text:s text:c="3"/>}<text:line-break/> <text:s text:c="3"/>fmt.Println(i)<text:line-break/>}</text:p>
      <text:h text:style-name="P6" text:outline-level="3">Break keyword</text:h>
      <text:p text:style-name="P5">for {<text:line-break/> <text:s text:c="3"/>fmt.Println("loop")<text:line-break/> <text:s text:c="3"/>break<text:line-break/>}</text:p>
      <text:p text:style-name="P3">Golang Structs &amp; Maps {.cols-3}</text:p>
      <text:h text:style-name="P6" text:outline-level="3">Defining {.row-span-2}</text:h>
      <text:p text:style-name="P5">package main<text:line-break/><text:line-break/>import (<text:line-break/> <text:s text:c="3"/>"fmt"<text:line-break/>)<text:line-break/><text:line-break/>type Vertex struct {<text:line-break/> <text:s text:c="3"/>X int<text:line-break/> <text:s text:c="3"/>Y int<text:line-break/>}<text:line-break/><text:line-break/>func main() {<text:line-break/> <text:s text:c="3"/>v := Vertex{1, 2}<text:line-break/> <text:s text:c="3"/>v.X = 4<text:line-break/> <text:s text:c="3"/>fmt.Println(v.X, v.Y) // =&gt; 4 2<text:line-break/>}</text:p>
      <text:p text:style-name="Normal"><text:span text:style-name="T3">See: </text:span><text:a xlink:type="simple" xlink:href="https://tour.golang.org/moretypes/2" text:style-name="Internet_20_link" text:visited-style-name="Visited_20_Internet_20_Link"><text:span text:style-name="Internet_20_link"><text:span text:style-name="Internet_20_link"><text:span text:style-name="T6">Structs</text:span></text:span></text:span></text:a></text:p>
      <text:h text:style-name="P6" text:outline-level="3">Literals</text:h>
      <text:p text:style-name="P5">v := Vertex{X: 1, Y: 2}<text:line-break/>// Field names can be omitted<text:line-break/>v := Vertex{1, 2}<text:line-break/>// Y is implicit<text:line-break/>v := Vertex{X: 1}</text:p>
      <text:p text:style-name="P11">You can also put field names.</text:p>
      <text:h text:style-name="P6" text:outline-level="3"><text:soft-page-break/>Maps {.row-span-2}</text:h>
      <text:p text:style-name="P5">m := make(map[string]int)<text:line-break/>m["k1"] = 7<text:line-break/>m["k2"] = 13<text:line-break/>fmt.Println(m) // =&gt; map[k1:7 k2:13]<text:line-break/><text:line-break/>v1 := m["k1"]<text:line-break/>fmt.Println(v1) <text:s text:c="4"/>// =&gt; 7<text:line-break/>fmt.Println(len(m)) // =&gt; 2<text:line-break/><text:line-break/>delete(m, "k2")<text:line-break/>fmt.Println(m) // =&gt; map[k1:7]<text:line-break/><text:line-break/>_, prs := m["k2"]<text:line-break/>fmt.Println(prs) // =&gt; false<text:line-break/><text:line-break/>n := map[string]int{"foo": 1, "bar": 2}<text:line-break/>fmt.Println(n) // =&gt; map[bar:2 foo:1]</text:p>
      <text:h text:style-name="P6" text:outline-level="3">Pointers to structs</text:h>
      <text:p text:style-name="P5">v := &amp;Vertex{1, 2}<text:line-break/>v.X = 2</text:p>
      <text:p text:style-name="Normal"><text:span text:style-name="T6">Doing </text:span><text:span text:style-name="InlineCode"><text:span text:style-name="T6">v.X</text:span></text:span><text:span text:style-name="T6"> is the same as doing </text:span><text:span text:style-name="InlineCode"><text:span text:style-name="T6">(*v).X</text:span></text:span><text:span text:style-name="T6">, when </text:span><text:span text:style-name="InlineCode"><text:span text:style-name="T6">v</text:span></text:span><text:span text:style-name="T6"> is a pointer.</text:span></text:p>
      <text:p text:style-name="P3">Golang Functions {.cols-3}</text:p>
      <text:h text:style-name="P6" text:outline-level="3">Multiple arguments</text:h>
      <text:p text:style-name="P5">func plus(a int, b int) int {<text:line-break/> <text:s text:c="3"/>return a + b<text:line-break/>}<text:line-break/>func plusPlus(a, b, c int) int {<text:line-break/> <text:s text:c="3"/>return a + b + c<text:line-break/>}<text:line-break/>fmt.Println(plus(1, 2))<text:line-break/>fmt.Println(plusPlus(1, 2, 3))</text:p>
      <text:h text:style-name="P6" text:outline-level="3">Multiple return</text:h>
      <text:p text:style-name="P5">func vals() (int, int) {<text:line-break/> <text:s text:c="3"/>return 3, 7<text:line-break/>}<text:line-break/><text:line-break/>a, b := vals()<text:line-break/>fmt.Println(a) <text:s text:c="3"/>// =&gt; 3<text:line-break/>fmt.Println(b) <text:s text:c="3"/>// =&gt; 7</text:p>
      <text:h text:style-name="P6" text:outline-level="3">Anonymous function</text:h>
      <text:p text:style-name="P5">r1, r2 := func() (string, string) {<text:line-break/> <text:s text:c="3"/>x := []string{"hello", "world"}<text:line-break/> <text:s text:c="3"/>return x[0], x[1]<text:line-break/>}()<text:line-break/><text:line-break/>// =&gt; hello world<text:line-break/>fmt.Println(r1, r2)</text:p>
      <text:h text:style-name="P6" text:outline-level="3">Named return</text:h>
      <text:p text:style-name="P5">func split(sum int) (x, y int) {<text:line-break/> <text:s/>x = sum * 4 / 9<text:line-break/> <text:s/>y = sum - x<text:line-break/> <text:s/>return<text:line-break/>}<text:line-break/><text:line-break/>x, y := split(17)<text:line-break/>fmt.Println(x) <text:s text:c="2"/>// =&gt; 7<text:line-break/>fmt.Println(y) <text:s text:c="2"/>// =&gt; 10</text:p>
      <text:h text:style-name="P6" text:outline-level="3">Variadic functions</text:h>
      <text:p text:style-name="P5">func sum(nums ...int) {<text:line-break/> <text:s text:c="3"/>fmt.Print(nums, " ")<text:line-break/> <text:s text:c="3"/>total := 0<text:line-break/> <text:s text:c="3"/>for _, num := range nums {<text:line-break/> <text:s text:c="7"/>total += num<text:line-break/> <text:s text:c="3"/>}<text:line-break/> <text:s text:c="3"/>fmt.Println(total)<text:line-break/>}<text:line-break/>sum(1, 2) <text:s text:c="4"/>//=&gt; [1 2] 3<text:line-break/>sum(1, 2, 3) <text:s/>// =&gt; [1 2 3] 6<text:line-break/><text:line-break/>nums := []int{1, 2, 3, 4}<text:line-break/>sum(nums...) <text:s/>// =&gt; [1 2 3 4] 10</text:p>
      <text:h text:style-name="P6" text:outline-level="3">init function</text:h>
      <text:p text:style-name="P5">import --&gt; const --&gt; var --&gt; init()</text:p>
      <text:p text:style-name="P11"/>
      <text:p text:style-name="P5">var num = setNumber()<text:line-break/><text:line-break/>func setNumber() int {<text:line-break/> <text:s text:c="3"/>return 42<text:line-break/>}<text:line-break/>func init() {<text:line-break/> <text:s text:c="3"/>num = 0<text:line-break/>}<text:line-break/>func main() {<text:line-break/> <text:s text:c="3"/>fmt.Println(num) // =&gt; 0<text:line-break/>}</text:p>
      <text:h text:style-name="P6" text:outline-level="3">Functions as values</text:h>
      <text:p text:style-name="P5">func main() {<text:line-break/> <text:s text:c="3"/>// assign a function to a name<text:line-break/> <text:s text:c="3"/>add := func(a, b int) int {<text:line-break/> <text:s text:c="7"/>return a + b<text:line-break/> <text:s text:c="3"/>}<text:line-break/> <text:s text:c="3"/>// use the name to call the function<text:line-break/> <text:s text:c="3"/>fmt.Println(add(3, 4)) // =&gt; 7<text:line-break/>}</text:p>
      <text:h text:style-name="P6" text:outline-level="3">Closures 1</text:h>
      <text:p text:style-name="P5">func scope() func() int{<text:line-break/> <text:s text:c="3"/>outer_var := 2<text:line-break/> <text:s text:c="3"/>foo := func() int {return outer_var}<text:line-break/> <text:s text:c="3"/>return foo<text:line-break/>}<text:line-break/><text:line-break/>// Outpus: 2<text:line-break/>fmt.Println(scope()())</text:p>
      <text:h text:style-name="P6" text:outline-level="3">Closures 2</text:h>
      <text:p text:style-name="P5">func outer() (func() int, int) {<text:line-break/> <text:s text:c="3"/>outer_var := 2<text:line-break/> <text:s text:c="3"/>inner := func() int {<text:line-break/> <text:s text:c="7"/>outer_var += 99<text:line-break/> <text:s text:c="7"/>return outer_var<text:line-break/> <text:s text:c="3"/>}<text:line-break/> <text:s text:c="3"/>inner()<text:line-break/> <text:s text:c="3"/>return inner, outer_var<text:line-break/>}<text:line-break/>inner, val := outer()<text:line-break/>fmt.Println(inner()) // =&gt; 200<text:line-break/>fmt.Println(val) <text:s text:c="4"/>// =&gt; 101</text:p>
      <text:p text:style-name="P3">Golang Packages {.cols-3}</text:p>
      <text:h text:style-name="P6" text:outline-level="3">Importing {.row-span-2}</text:h>
      <text:p text:style-name="P5">import "fmt"<text:line-break/>import "math/rand"</text:p>
      <text:h text:style-name="P9" text:outline-level="4">Same as</text:h>
      <text:p text:style-name="P5">import (<text:line-break/> <text:s/>"fmt" <text:s text:c="7"/>// gives fmt.Println<text:line-break/> <text:s/>"math/rand" <text:s/>// gives rand.Intn<text:line-break/>)</text:p>
      <text:p text:style-name="Normal"><text:span text:style-name="T3">See: </text:span><text:a xlink:type="simple" xlink:href="https://tour.golang.org/basics/1" text:style-name="Internet_20_link" text:visited-style-name="Visited_20_Internet_20_Link"><text:span text:style-name="Internet_20_link"><text:span text:style-name="Internet_20_link"><text:span text:style-name="T6">Importing</text:span></text:span></text:span></text:a></text:p>
      <text:h text:style-name="P6" text:outline-level="3">Aliases {.row-span-2}</text:h>
      <text:p text:style-name="P5">import r "math/rand"</text:p>
      <text:p text:style-name="P11"/>
      <text:p text:style-name="P5">import (<text:line-break/> <text:s text:c="3"/>"fmt"<text:line-break/> <text:s text:c="3"/>r "math/rand"<text:line-break/>)</text:p>
      <text:p text:style-name="P11"/>
      <text:p text:style-name="P5">r.Intn()</text:p>
      <text:h text:style-name="P6" text:outline-level="3">Packages</text:h>
      <text:p text:style-name="P5">package main</text:p>
      <text:h text:style-name="P6" text:outline-level="3">Exporting names</text:h>
      <text:p text:style-name="P5">// Begin with a capital letter<text:line-break/>func Hello () {<text:line-break/> <text:s/>···<text:line-break/>}</text:p>
      <text:p text:style-name="Normal"><text:span text:style-name="T3">See: </text:span><text:a xlink:type="simple" xlink:href="https://tour.golang.org/basics/3" text:style-name="Internet_20_link" text:visited-style-name="Visited_20_Internet_20_Link"><text:span text:style-name="Internet_20_link"><text:span text:style-name="Internet_20_link"><text:span text:style-name="T6">Exported names</text:span></text:span></text:span></text:a></text:p>
      <text:p text:style-name="P3">Golang Concurrency {.cols-3}</text:p>
      <text:h text:style-name="P6" text:outline-level="3">Goroutines {.row-span-2}</text:h>
      <text:p text:style-name="P5">package main<text:line-break/><text:line-break/>import (<text:line-break/> <text:s text:c="3"/>"fmt"<text:line-break/> <text:s text:c="3"/>"time"<text:line-break/>)<text:line-break/><text:line-break/>func f(from string) {<text:line-break/> <text:s text:c="3"/>for i := 0; i &lt; 3; i++ {<text:line-break/> <text:s text:c="7"/>fmt.Println(from, ":", i)<text:line-break/> <text:s text:c="3"/>}<text:line-break/>}<text:line-break/><text:line-break/>func main() {<text:line-break/> <text:s text:c="3"/>f("direct")<text:line-break/> <text:s text:c="3"/>go f("goroutine")<text:line-break/><text:line-break/><text:soft-page-break/> <text:s text:c="3"/>go func(msg string) {<text:line-break/> <text:s text:c="7"/>fmt.Println(msg)<text:line-break/> <text:s text:c="3"/>}("going")<text:line-break/><text:line-break/> <text:s text:c="3"/>time.Sleep(time.Second)<text:line-break/> <text:s text:c="3"/>fmt.Println("done")<text:line-break/>}</text:p>
      <text:p text:style-name="Normal"><text:span text:style-name="T3">See: </text:span><text:a xlink:type="simple" xlink:href="https://tour.golang.org/concurrency/1" text:style-name="Internet_20_link" text:visited-style-name="Visited_20_Internet_20_Link"><text:span text:style-name="Internet_20_link"><text:span text:style-name="Internet_20_link"><text:span text:style-name="T3">Goroutines</text:span></text:span></text:span></text:a><text:span text:style-name="T3">, </text:span><text:a xlink:type="simple" xlink:href="https://tour.golang.org/concurrency/2" text:style-name="Internet_20_link" text:visited-style-name="Visited_20_Internet_20_Link"><text:span text:style-name="Internet_20_link"><text:span text:style-name="Internet_20_link"><text:span text:style-name="T6">Channels</text:span></text:span></text:span></text:a></text:p>
      <text:h text:style-name="P6" text:outline-level="3">WaitGroup <text:s/>{.row-span-2}</text:h>
      <text:p text:style-name="P5">package main<text:line-break/><text:line-break/>import (<text:line-break/> <text:s text:c="3"/>"fmt"<text:line-break/> <text:s text:c="3"/>"sync"<text:line-break/> <text:s text:c="3"/>"time"<text:line-break/>)<text:line-break/><text:line-break/>func w(id int, wg *sync.WaitGroup) {<text:line-break/> <text:s text:c="3"/>defer wg.Done()<text:line-break/> <text:s text:c="3"/>fmt.Printf("%d starting\n", id)<text:line-break/><text:line-break/> <text:s text:c="3"/>time.Sleep(time.Second)<text:line-break/> <text:s text:c="3"/>fmt.Printf("%d done\n", id)<text:line-break/>}<text:line-break/><text:line-break/>func main() {<text:line-break/> <text:s text:c="3"/>var wg sync.WaitGroup<text:line-break/> <text:s text:c="3"/>for i := 1; i &lt;= 5; i++ {<text:line-break/> <text:s text:c="7"/>wg.Add(1)<text:line-break/> <text:s text:c="7"/>go w(i, &amp;wg)<text:line-break/> <text:s text:c="3"/>}<text:line-break/> <text:s text:c="3"/>wg.Wait()<text:line-break/>}</text:p>
      <text:p text:style-name="Normal"><text:span text:style-name="T3">See: </text:span><text:a xlink:type="simple" xlink:href="https://golang.org/pkg/sync/#WaitGroup" text:style-name="Internet_20_link" text:visited-style-name="Visited_20_Internet_20_Link"><text:span text:style-name="Internet_20_link"><text:span text:style-name="Internet_20_link"><text:span text:style-name="T6">WaitGroup</text:span></text:span></text:span></text:a></text:p>
      <text:h text:style-name="P6" text:outline-level="3">Closing channels</text:h>
      <text:p text:style-name="P5">ch &lt;- 1<text:line-break/>ch &lt;- 2<text:line-break/>ch &lt;- 3<text:line-break/>close(ch) // Closes a channel</text:p>
      <text:p text:style-name="P11"/>
      <text:p text:style-name="P5">// Iterate the channel until closed<text:line-break/>for i := range ch {<text:line-break/> <text:s/>···<text:line-break/>}</text:p>
      <text:p text:style-name="P11"/>
      <text:p text:style-name="P5">// Closed if `ok == false`<text:line-break/>v, ok := &lt;- ch</text:p>
      <text:p text:style-name="Normal"><text:span text:style-name="T3">See: </text:span><text:a xlink:type="simple" xlink:href="https://tour.golang.org/concurrency/4" text:style-name="Internet_20_link" text:visited-style-name="Visited_20_Internet_20_Link"><text:span text:style-name="Internet_20_link"><text:span text:style-name="Internet_20_link"><text:span text:style-name="T6">Range and close</text:span></text:span></text:span></text:a></text:p>
      <text:h text:style-name="P6" text:outline-level="3">Buffered channels</text:h>
      <text:p text:style-name="P5">ch := make(chan int, 2)<text:line-break/>ch &lt;- 1<text:line-break/>ch &lt;- 2<text:line-break/>ch &lt;- 3<text:line-break/>// fatal error:<text:line-break/>// all goroutines are asleep - deadlock</text:p>
      <text:p text:style-name="Normal"><text:span text:style-name="T3">See: </text:span><text:a xlink:type="simple" xlink:href="https://tour.golang.org/concurrency/3" text:style-name="Internet_20_link" text:visited-style-name="Visited_20_Internet_20_Link"><text:span text:style-name="Internet_20_link"><text:span text:style-name="Internet_20_link"><text:span text:style-name="T6">Buffered channels</text:span></text:span></text:span></text:a></text:p>
      <text:p text:style-name="P3">Golang Error control {.cols-3}</text:p>
      <text:h text:style-name="P6" text:outline-level="3">Deferring functions</text:h>
      <text:p text:style-name="P5">func main() {<text:line-break/> <text:s/>defer func() {<text:line-break/> <text:s text:c="3"/>fmt.Println("Done")<text:line-break/> <text:s/>}()<text:line-break/> <text:s/>fmt.Println("Working...")<text:line-break/>}</text:p>
      <text:h text:style-name="P6" text:outline-level="3">Lambda defer</text:h>
      <text:p text:style-name="P5">func main() {<text:line-break/> <text:s/>var d = int64(0)<text:line-break/> <text:s/>defer func(d *int64) {<text:line-break/> <text:s text:c="3"/>fmt.Printf("&amp; %v Unix Sec\n", *d)<text:line-break/> <text:s/>}(&amp;d)<text:line-break/> <text:s/>fmt.Print("Done ")<text:line-break/> <text:s/>d = time.Now().Unix()<text:line-break/>}</text:p>
      <text:p text:style-name="P11">The defer func uses current value of d, unless we use a pointer to get final value at end of main.</text:p>
      <text:h text:style-name="P6" text:outline-level="3">Defer</text:h>
      <text:p text:style-name="P5">func main() {<text:line-break/> <text:s/>defer fmt.Println("Done")<text:line-break/> <text:s/>fmt.Println("Working...")<text:line-break/>}</text:p>
      <text:p text:style-name="Normal"><text:span text:style-name="T3">See: </text:span><text:a xlink:type="simple" xlink:href="https://blog.golang.org/defer-panic-and-recover" text:style-name="Internet_20_link" text:visited-style-name="Visited_20_Internet_20_Link"><text:span text:style-name="Internet_20_link"><text:span text:style-name="Internet_20_link"><text:span text:style-name="T6">Defer, panic and recover</text:span></text:span></text:span></text:a></text:p>
      <text:p text:style-name="P3">Golang Methods <text:s/>{.cols-2}</text:p>
      <text:h text:style-name="P6" text:outline-level="3">Receivers</text:h>
      <text:p text:style-name="P5">type Vertex struct {<text:line-break/> <text:s/>X, Y float64<text:line-break/>}</text:p>
      <text:p text:style-name="P5">func (v Vertex) Abs() float64 {<text:line-break/> <text:s/>return math.Sqrt(v.X * v.X + v.Y * v.Y)<text:line-break/>}</text:p>
      <text:p text:style-name="P5">v := Vertex{1, 2}<text:line-break/>v.Abs()</text:p>
      <text:p text:style-name="Normal"><text:span text:style-name="T3">See: </text:span><text:a xlink:type="simple" xlink:href="https://tour.golang.org/methods/1" text:style-name="Internet_20_link" text:visited-style-name="Visited_20_Internet_20_Link"><text:span text:style-name="Internet_20_link"><text:span text:style-name="Internet_20_link"><text:span text:style-name="T6">Methods</text:span></text:span></text:span></text:a></text:p>
      <text:h text:style-name="P6" text:outline-level="3">Mutation</text:h>
      <text:p text:style-name="P5">func (v *Vertex) Scale(f float64) {<text:line-break/> <text:s/>v.X = v.X * f<text:line-break/> <text:s/>v.Y = v.Y * f<text:line-break/>}</text:p>
      <text:p text:style-name="P5">v := Vertex{6, 12}<text:line-break/>v.Scale(0.5)<text:line-break/>// `v` is updated</text:p>
      <text:p text:style-name="Normal"><text:span text:style-name="T3">See: </text:span><text:a xlink:type="simple" xlink:href="https://tour.golang.org/methods/4" text:style-name="Internet_20_link" text:visited-style-name="Visited_20_Internet_20_Link"><text:span text:style-name="Internet_20_link"><text:span text:style-name="Internet_20_link"><text:span text:style-name="T6">Pointer receivers</text:span></text:span></text:span></text:a></text:p>
      <text:p text:style-name="P3">Golang Interfaces {.cols-2}</text:p>
      <text:h text:style-name="P6" text:outline-level="3">A basic interface</text:h>
      <text:p text:style-name="P5">type Shape interface {<text:line-break/> <text:s/>Area() float64<text:line-break/> <text:s/>Perimeter() float64<text:line-break/>}</text:p>
      <text:h text:style-name="P6" text:outline-level="3">Struct</text:h>
      <text:p text:style-name="P5">type Rectangle struct {<text:line-break/> <text:s/>Length, Width float64<text:line-break/>}</text:p>
      <text:p text:style-name="Normal"><text:span text:style-name="T6">Struct </text:span><text:span text:style-name="InlineCode"><text:span text:style-name="T6">Rectangle</text:span></text:span><text:span text:style-name="T6"> implicitly implements interface </text:span><text:span text:style-name="InlineCode"><text:span text:style-name="T6">Shape</text:span></text:span><text:span text:style-name="T6"> by implementing all of its methods.</text:span></text:p>
      <text:h text:style-name="P6" text:outline-level="3">Methods</text:h>
      <text:p text:style-name="P5">func (r Rectangle) Area() float64 {<text:line-break/> <text:s/>return r.Length * r.Width<text:line-break/>}<text:line-break/><text:line-break/>func (r Rectangle) Perimeter() float64 {<text:line-break/> <text:s/>return 2 * (r.Length + r.Width)<text:line-break/>}</text:p>
      <text:p text:style-name="Normal"><text:span text:style-name="T6">The methods defined in </text:span><text:span text:style-name="InlineCode"><text:span text:style-name="T6">Shape</text:span></text:span><text:span text:style-name="T6"> are implemented in </text:span><text:span text:style-name="InlineCode"><text:span text:style-name="T6">Rectangle</text:span></text:span><text:span text:style-name="T6">.</text:span></text:p>
      <text:h text:style-name="P6" text:outline-level="3">Interface example</text:h>
      <text:p text:style-name="P5">func main() {<text:line-break/> <text:s/>var r Shape = Rectangle{Length: 3, Width: 4}<text:line-break/> <text:s/>fmt.Printf("Type of r: %T, Area: %v, Perimeter: %v.", r, r.Area(), r.Perimeter())<text:line-break/>}</text:p>
      <text:p text:style-name="P4"><text:span text:style-name="T10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onsolas" svg:font-family="Consolas"/>
    <style:font-face style:name="Courier New" svg:font-family="'Courier New'"/>
    <style:font-face style:name="Symbol" svg:font-family="Symbol"/>
    <style:font-face style:name="Wingdings" svg:font-family="Wingding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font-name-asian="Calibri" style:font-size-asian="11pt" style:language-asian="none" style:country-asian="none" style:font-name-complex="Calibri" style:font-size-complex="11pt" style:language-complex="none" style:country-complex="none"/>
    </style:default-style>
    <style:default-style style:family="paragraph">
      <style:paragraph-properties fo:orphans="2" fo:widows="2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font-name-asian="Calibri" style:font-size-asian="11pt" style:language-asian="none" style:country-asian="none" style:font-name-complex="Calibri" style:font-size-complex="11pt" style:language-complex="none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Normal" style:family="paragraph">
      <style:paragraph-properties fo:margin-top="0mm" fo:margin-bottom="2.82mm" loext:contextual-spacing="false" fo:orphans="2" fo:widows="2"/>
      <style:text-properties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Heading_20_2" style:display-name="Heading 2" style:family="paragraph" style:parent-style-name="Normal" style:default-outline-level="2" style:class="text">
      <style:paragraph-properties fo:margin-top="4.23mm" fo:margin-bottom="1.06mm" loext:contextual-spacing="false" fo:keep-with-next="always"/>
      <style:text-properties style:font-name="Arial" fo:font-family="Arial" fo:font-size="14pt" fo:font-style="italic" fo:font-weight="bold" style:font-size-asian="14pt" style:font-style-asian="italic" style:font-weight-asian="bold" style:font-name-complex="Arial" style:font-family-complex="Arial" style:font-size-complex="14pt" style:font-style-complex="italic" style:font-weight-complex="bold"/>
    </style:style>
    <style:style style:name="Heading_20_3" style:display-name="Heading 3" style:family="paragraph" style:parent-style-name="Normal" style:default-outline-level="3" style:class="text">
      <style:paragraph-properties fo:margin-top="4.23mm" fo:margin-bottom="1.06mm" loext:contextual-spacing="false" fo:keep-with-next="always"/>
      <style:text-properties style:font-name="Arial" fo:font-family="Arial" fo:font-size="13pt" fo:font-weight="bold" style:font-size-asian="13pt" style:font-weight-asian="bold" style:font-name-complex="Arial" style:font-family-complex="Arial" style:font-size-complex="13pt" style:font-weight-complex="bold"/>
    </style:style>
    <style:style style:name="Heading_20_4" style:display-name="Heading 4" style:family="paragraph" style:parent-style-name="Normal" style:default-outline-level="4" style:class="text">
      <style:paragraph-properties fo:margin-top="4.23mm" fo:margin-bottom="1.06m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SetextHeading2" style:family="paragraph" style:parent-style-name="Heading_20_2" style:default-outline-level="" style:list-style-name=""/>
    <style:style style:name="FencedCode.go" style:family="paragraph">
      <loext:graphic-properties draw:fill="solid" draw:fill-color="#e2e2e2" draw:opacity="100%"/>
      <style:paragraph-properties fo:margin-top="0mm" fo:margin-bottom="2.82mm" loext:contextual-spacing="false" fo:background-color="#e2e2e2"/>
      <style:text-properties style:font-name="Consolas" fo:font-family="Consolas" fo:font-size="10pt" style:font-name-asian="Consolas" style:font-family-asian="Consolas" style:font-size-asian="10pt" style:font-name-complex="Consolas" style:font-family-complex="Consolas" style:font-size-complex="10pt"/>
    </style:style>
    <style:style style:name="FencedCode.shell" style:family="paragraph">
      <loext:graphic-properties draw:fill="solid" draw:fill-color="#e2e2e2" draw:opacity="100%"/>
      <style:paragraph-properties fo:margin-top="0mm" fo:margin-bottom="2.82mm" loext:contextual-spacing="false" fo:background-color="#e2e2e2"/>
      <style:text-properties style:font-name="Consolas" fo:font-family="Consolas" fo:font-size="10pt" style:font-name-asian="Consolas" style:font-family-asian="Consolas" style:font-size-asian="10pt" style:font-name-complex="Consolas" style:font-family-complex="Consolas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InlineCode" style:family="text">
      <style:text-properties fo:color="#c7254e" style:font-name="Consolas" fo:font-family="Consolas" fo:font-size="10pt" fo:background-color="#f9f2f4" style:font-name-asian="Consolas" style:font-family-asian="Consolas" style:font-size-asian="10pt" style:font-name-complex="Consolas" style:font-family-complex="Consolas" style:font-size-complex="10pt"/>
    </style:style>
    <style:style style:name="List1Level0" style:family="text">
      <style:text-properties style:font-name="Courier New" fo:font-family="'Courier New'"/>
    </style:style>
    <style:style style:name="List1Level1" style:family="text">
      <style:text-properties style:font-name="Courier New" fo:font-family="'Courier New'"/>
    </style:style>
    <style:style style:name="List1Level2" style:family="text">
      <style:text-properties style:font-name="Wingdings" fo:font-family="Wingdings"/>
    </style:style>
    <style:style style:name="List1Level3" style:family="text">
      <style:text-properties style:font-name="Symbol" fo:font-family="Symbol"/>
    </style:style>
    <style:style style:name="List1Level4" style:family="text">
      <style:text-properties style:font-name="Courier New" fo:font-family="'Courier New'"/>
    </style:style>
    <style:style style:name="List1Level5" style:family="text">
      <style:text-properties style:font-name="Wingdings" fo:font-family="Wingdings"/>
    </style:style>
    <style:style style:name="List1Level6" style:family="text">
      <style:text-properties style:font-name="Symbol" fo:font-family="Symbol"/>
    </style:style>
    <style:style style:name="List1Level7" style:family="text">
      <style:text-properties style:font-name="Courier New" fo:font-family="'Courier New'"/>
    </style:style>
    <style:style style:name="List1Level8" style:family="text">
      <style:text-properties style:font-name="Wingdings" fo:font-family="Wingding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S1">
      <text:list-level-style-bullet text:level="1" text:style-name="List1Level0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style:font-name="Courier New"/>
      </text:list-level-style-bullet>
      <text:list-level-style-bullet text:level="2" text:style-name="List1Level1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style:font-name="Courier New"/>
      </text:list-level-style-bullet>
      <text:list-level-style-bullet text:level="3" text:style-name="List1Level2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style:font-name="Wingdings"/>
      </text:list-level-style-bullet>
      <text:list-level-style-bullet text:level="4" text:style-name="List1Level3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style:font-name="Symbol"/>
      </text:list-level-style-bullet>
      <text:list-level-style-bullet text:level="5" text:style-name="List1Level4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style:font-name="Courier New"/>
      </text:list-level-style-bullet>
      <text:list-level-style-bullet text:level="6" text:style-name="List1Level5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style:font-name="Wingdings"/>
      </text:list-level-style-bullet>
      <text:list-level-style-bullet text:level="7" text:style-name="List1Level6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style:font-name="Symbol"/>
      </text:list-level-style-bullet>
      <text:list-level-style-bullet text:level="8" text:style-name="List1Level7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style:font-name="Courier New"/>
      </text:list-level-style-bullet>
      <text:list-level-style-bullet text:level="9" text:style-name="List1Level8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fo:border="none" fo:padding="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columns fo:column-count="2" fo:column-gap="4.97mm">
          <style:column style:rel-width="32767*" fo:start-indent="0mm" fo:end-indent="2.49mm"/>
          <style:column style:rel-width="32768*" fo:start-indent="2.49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/>
    <meta:initial-creator/>
    <meta:editing-cycles>4</meta:editing-cycles>
    <dc:date>2022-04-04T22:33:17.296688005</dc:date>
    <meta:editing-duration>PT11M28S</meta:editing-duration>
    <meta:document-statistic meta:table-count="0" meta:image-count="0" meta:object-count="0" meta:page-count="4" meta:paragraph-count="173" meta:word-count="1802" meta:character-count="11405" meta:non-whitespace-character-count="8602"/>
  </office:meta>
</office:document-meta>
</file>